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1417c9" officeooo:paragraph-rsid="001417c9" style:font-weight-asian="bold" style:font-weight-complex="bold"/>
    </style:style>
    <style:style style:name="P2" style:family="paragraph" style:parent-style-name="Standard">
      <style:text-properties fo:font-weight="bold" officeooo:rsid="0019b04c" officeooo:paragraph-rsid="0019b04c" style:font-weight-asian="bold" style:font-weight-complex="bold"/>
    </style:style>
    <style:style style:name="P3" style:family="paragraph" style:parent-style-name="Standard">
      <style:text-properties fo:font-weight="normal" officeooo:rsid="001417c9" officeooo:paragraph-rsid="001417c9" style:font-weight-asian="normal" style:font-weight-complex="normal"/>
    </style:style>
    <style:style style:name="P4" style:family="paragraph" style:parent-style-name="Standard">
      <style:text-properties fo:font-weight="normal" officeooo:rsid="0019b04c" officeooo:paragraph-rsid="001c1251" style:font-weight-asian="normal" style:font-weight-complex="normal"/>
    </style:style>
    <style:style style:name="P5" style:family="paragraph" style:parent-style-name="Standard">
      <style:text-properties fo:font-weight="normal" officeooo:rsid="001ca4b6" officeooo:paragraph-rsid="001ca4b6" style:font-weight-asian="normal" style:font-weight-complex="normal"/>
    </style:style>
    <style:style style:name="P6" style:family="paragraph" style:parent-style-name="Standard">
      <style:text-properties fo:font-weight="normal" officeooo:rsid="001ca96b" officeooo:paragraph-rsid="001ca96b" style:font-weight-asian="normal" style:font-weight-complex="normal"/>
    </style:style>
    <style:style style:name="P7" style:family="paragraph" style:parent-style-name="Standard">
      <style:text-properties fo:font-weight="normal" officeooo:rsid="001fe12e" officeooo:paragraph-rsid="001fe12e" style:font-weight-asian="normal" style:font-weight-complex="normal"/>
    </style:style>
    <style:style style:name="P8" style:family="paragraph" style:parent-style-name="Standard">
      <style:text-properties fo:font-weight="normal" officeooo:rsid="00251a2e" officeooo:paragraph-rsid="00251a2e" style:font-weight-asian="normal" style:font-weight-complex="normal"/>
    </style:style>
    <style:style style:name="P9" style:family="paragraph" style:parent-style-name="Standard">
      <style:text-properties fo:font-weight="normal" officeooo:rsid="002a2a56" officeooo:paragraph-rsid="0031d453" style:font-weight-asian="normal" style:font-weight-complex="normal"/>
    </style:style>
    <style:style style:name="P10" style:family="paragraph" style:parent-style-name="Standard">
      <style:text-properties style:text-underline-style="solid" style:text-underline-width="auto" style:text-underline-color="font-color" fo:font-weight="normal" officeooo:rsid="0033e30c" officeooo:paragraph-rsid="0033e30c" style:font-weight-asian="normal" style:font-weight-complex="normal"/>
    </style:style>
    <style:style style:name="P11" style:family="paragraph" style:parent-style-name="Standard">
      <style:text-properties fo:font-style="normal" fo:font-weight="normal" officeooo:rsid="0022951b" officeooo:paragraph-rsid="001fe12e" style:font-style-asian="normal" style:font-weight-asian="normal" style:font-style-complex="normal" style:font-weight-complex="normal"/>
    </style:style>
    <style:style style:name="P12" style:family="paragraph" style:parent-style-name="Standard">
      <style:text-properties fo:font-style="normal" fo:font-weight="normal" officeooo:rsid="00280265" officeooo:paragraph-rsid="00251a2e" style:font-style-asian="normal" style:font-weight-asian="normal" style:font-style-complex="normal" style:font-weight-complex="normal"/>
    </style:style>
    <style:style style:name="P13" style:family="paragraph" style:parent-style-name="Standard">
      <style:text-properties fo:font-style="normal" fo:font-weight="normal" officeooo:rsid="002eb437" officeooo:paragraph-rsid="0031d453" style:font-style-asian="normal" style:font-weight-asian="normal" style:font-style-complex="normal" style:font-weight-complex="normal"/>
    </style:style>
    <style:style style:name="P14" style:family="paragraph" style:parent-style-name="Standard">
      <style:text-properties fo:font-style="normal" fo:font-weight="normal" officeooo:rsid="0036ff08" officeooo:paragraph-rsid="0031d453" style:font-style-asian="normal" style:font-weight-asian="normal" style:font-style-complex="normal" style:font-weight-complex="normal"/>
    </style:style>
    <style:style style:name="P15" style:family="paragraph" style:parent-style-name="Standard">
      <style:text-properties fo:font-style="normal" style:text-underline-style="none" fo:font-weight="normal" officeooo:rsid="0033e30c" officeooo:paragraph-rsid="0033e30c" style:font-style-asian="normal" style:font-weight-asian="normal" style:font-style-complex="normal" style:font-weight-complex="normal"/>
    </style:style>
    <style:style style:name="P16" style:family="paragraph" style:parent-style-name="Standard">
      <style:text-properties fo:font-style="normal" style:text-underline-style="none" fo:font-weight="normal" officeooo:rsid="0038e97a" officeooo:paragraph-rsid="00387c62" style:font-style-asian="normal" style:font-weight-asian="normal" style:font-style-complex="normal" style:font-weight-complex="normal"/>
    </style:style>
    <style:style style:name="P17" style:family="paragraph" style:parent-style-name="Standard">
      <style:text-properties fo:font-style="normal" style:text-underline-style="none" fo:font-weight="normal" officeooo:rsid="003d8c5d" officeooo:paragraph-rsid="0033e30c" style:font-style-asian="normal" style:font-weight-asian="normal" style:font-style-complex="normal" style:font-weight-complex="normal"/>
    </style:style>
    <style:style style:name="P18" style:family="paragraph" style:parent-style-name="Standard">
      <style:text-properties fo:font-style="normal" style:text-underline-style="none" fo:font-weight="normal" officeooo:rsid="0043bd71" officeooo:paragraph-rsid="0043bd71" style:font-style-asian="normal" style:font-weight-asian="normal" style:font-style-complex="normal" style:font-weight-complex="normal"/>
    </style:style>
    <style:style style:name="P19" style:family="paragraph" style:parent-style-name="Standard">
      <style:text-properties fo:font-style="normal" style:text-underline-style="none" fo:font-weight="normal" officeooo:rsid="00455f7f" officeooo:paragraph-rsid="00455f7f" style:font-style-asian="normal" style:font-weight-asian="normal" style:font-style-complex="normal" style:font-weight-complex="normal"/>
    </style:style>
    <style:style style:name="P20" style:family="paragraph" style:parent-style-name="Standard">
      <style:text-properties fo:font-style="normal" style:text-underline-style="none" fo:font-weight="normal" officeooo:rsid="0049d646" officeooo:paragraph-rsid="0049d646" style:font-style-asian="normal" style:font-weight-asian="normal" style:font-style-complex="normal" style:font-weight-complex="normal"/>
    </style:style>
    <style:style style:name="P21" style:family="paragraph" style:parent-style-name="Standard">
      <style:text-properties fo:font-style="normal" style:text-underline-style="none" fo:font-weight="normal" officeooo:rsid="004a4380" officeooo:paragraph-rsid="004a4380" style:font-style-asian="normal" style:font-weight-asian="normal" style:font-style-complex="normal" style:font-weight-complex="normal"/>
    </style:style>
    <style:style style:name="P22" style:family="paragraph" style:parent-style-name="Standard">
      <style:text-properties fo:font-style="normal" style:text-underline-style="none" fo:font-weight="normal" officeooo:rsid="0054f37f" officeooo:paragraph-rsid="0054f37f" style:font-style-asian="normal" style:font-weight-asian="normal" style:font-style-complex="normal" style:font-weight-complex="normal"/>
    </style:style>
    <style:style style:name="P23" style:family="paragraph" style:parent-style-name="Standard">
      <style:text-properties fo:font-style="normal" style:text-underline-style="none" fo:font-weight="normal" officeooo:rsid="00589600" officeooo:paragraph-rsid="00589600" style:font-style-asian="normal" style:font-weight-asian="normal" style:font-style-complex="normal" style:font-weight-complex="normal"/>
    </style:style>
    <style:style style:name="P24" style:family="paragraph" style:parent-style-name="Standard">
      <style:text-properties fo:font-style="normal" style:text-underline-style="none" fo:font-weight="normal" officeooo:rsid="0058fe3c" officeooo:paragraph-rsid="0058fe3c" style:font-style-asian="normal" style:font-weight-asian="normal" style:font-style-complex="normal" style:font-weight-complex="normal"/>
    </style:style>
    <style:style style:name="P25" style:family="paragraph" style:parent-style-name="Standard">
      <style:text-properties fo:font-style="normal" style:text-underline-style="none" fo:font-weight="normal" officeooo:rsid="005d3400" officeooo:paragraph-rsid="005d3400" style:font-style-asian="normal" style:font-weight-asian="normal" style:font-style-complex="normal" style:font-weight-complex="normal"/>
    </style:style>
    <style:style style:name="P26" style:family="paragraph" style:parent-style-name="Standard">
      <style:text-properties fo:font-style="normal" style:text-underline-style="none" fo:font-weight="bold" officeooo:rsid="00504fee" officeooo:paragraph-rsid="00504fee" style:font-style-asian="normal" style:font-weight-asian="bold" style:font-style-complex="normal" style:font-weight-complex="bold"/>
    </style:style>
    <style:style style:name="P27" style:family="paragraph" style:parent-style-name="Standard">
      <style:text-properties fo:font-style="normal" style:text-underline-style="none" fo:font-weight="bold" officeooo:rsid="005b31e7" officeooo:paragraph-rsid="005b31e7" style:font-style-asian="normal" style:font-weight-asian="bold" style:font-style-complex="normal" style:font-weight-complex="bold"/>
    </style:style>
    <style:style style:name="P28" style:family="paragraph" style:parent-style-name="Standard">
      <style:text-properties fo:font-style="normal" style:text-underline-style="solid" style:text-underline-width="auto" style:text-underline-color="font-color" fo:font-weight="normal" officeooo:rsid="0033e30c" officeooo:paragraph-rsid="0033e30c" style:font-style-asian="normal" style:font-weight-asian="normal" style:font-style-complex="normal" style:font-weight-complex="normal"/>
    </style:style>
    <style:style style:name="P29" style:family="paragraph" style:parent-style-name="Standard">
      <style:text-properties fo:font-style="normal" style:text-underline-style="solid" style:text-underline-width="auto" style:text-underline-color="font-color" fo:font-weight="normal" officeooo:rsid="0033e30c" officeooo:paragraph-rsid="004a4380" style:font-style-asian="normal" style:font-weight-asian="normal" style:font-style-complex="normal" style:font-weight-complex="normal"/>
    </style:style>
    <style:style style:name="P30" style:family="paragraph" style:parent-style-name="Standard">
      <style:text-properties style:text-underline-style="none" fo:font-weight="normal" officeooo:rsid="00387c62" officeooo:paragraph-rsid="00387c62" style:font-weight-asian="normal" style:font-weight-complex="normal"/>
    </style:style>
    <style:style style:name="P31" style:family="paragraph" style:parent-style-name="Standard">
      <style:text-properties style:text-underline-style="none" fo:font-weight="normal" officeooo:rsid="003d8c5d" officeooo:paragraph-rsid="003f8898" style:font-weight-asian="normal" style:font-weight-complex="normal"/>
    </style:style>
    <style:style style:name="P32" style:family="paragraph" style:parent-style-name="Standard">
      <style:text-properties style:text-underline-style="none" fo:font-weight="normal" officeooo:rsid="0046139e" officeooo:paragraph-rsid="0046139e" style:font-weight-asian="normal" style:font-weight-complex="normal"/>
    </style:style>
    <style:style style:name="P33" style:family="paragraph" style:parent-style-name="Standard">
      <style:text-properties fo:font-weight="normal" officeooo:rsid="003ad76f" officeooo:paragraph-rsid="003ad76f" style:font-weight-asian="normal" style:font-weight-complex="normal"/>
    </style:style>
    <style:style style:name="P34" style:family="paragraph" style:parent-style-name="Standard">
      <style:text-properties fo:font-weight="normal" officeooo:rsid="003fbd5a" officeooo:paragraph-rsid="003fbd5a" style:font-weight-asian="normal" style:font-weight-complex="normal"/>
    </style:style>
    <style:style style:name="P35" style:family="paragraph" style:parent-style-name="Standard">
      <style:text-properties fo:font-weight="normal" officeooo:rsid="005fd697" officeooo:paragraph-rsid="005fd697" style:font-weight-asian="normal" style:font-weight-complex="normal"/>
    </style:style>
    <style:style style:name="P36" style:family="paragraph" style:parent-style-name="Standard">
      <style:text-properties fo:font-weight="bold" officeooo:rsid="001417c9" officeooo:paragraph-rsid="001417c9" style:font-weight-asian="bold" style:font-weight-complex="bold"/>
    </style:style>
    <style:style style:name="P37" style:family="paragraph" style:parent-style-name="Standard">
      <style:text-properties fo:font-weight="bold" officeooo:rsid="005fd697" officeooo:paragraph-rsid="005fd697" style:font-weight-asian="bold" style:font-weight-complex="bold"/>
    </style:style>
    <style:style style:name="T1" style:family="text">
      <style:text-properties officeooo:rsid="00151195"/>
    </style:style>
    <style:style style:name="T2" style:family="text">
      <style:text-properties officeooo:rsid="001ab5d0"/>
    </style:style>
    <style:style style:name="T3" style:family="text">
      <style:text-properties officeooo:rsid="001ca96b"/>
    </style:style>
    <style:style style:name="T4" style:family="text">
      <style:text-properties officeooo:rsid="0020e82b"/>
    </style:style>
    <style:style style:name="T5" style:family="text">
      <style:text-properties fo:font-style="italic" officeooo:rsid="0022951b"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22951b" style:font-style-asian="normal" style:font-style-complex="normal"/>
    </style:style>
    <style:style style:name="T8" style:family="text">
      <style:text-properties fo:font-style="normal" officeooo:rsid="002615d1" style:font-style-asian="normal" style:font-style-complex="normal"/>
    </style:style>
    <style:style style:name="T9" style:family="text">
      <style:text-properties fo:font-style="normal" officeooo:rsid="00280265" style:font-style-asian="normal" style:font-style-complex="normal"/>
    </style:style>
    <style:style style:name="T10" style:family="text">
      <style:text-properties fo:font-style="normal" officeooo:rsid="002a626c" style:font-style-asian="normal" style:font-style-complex="normal"/>
    </style:style>
    <style:style style:name="T11" style:family="text">
      <style:text-properties fo:font-style="normal" officeooo:rsid="002c1956" style:font-style-asian="normal" style:font-style-complex="normal"/>
    </style:style>
    <style:style style:name="T12" style:family="text">
      <style:text-properties fo:font-style="normal" officeooo:rsid="002d352e" style:font-style-asian="normal" style:font-style-complex="normal"/>
    </style:style>
    <style:style style:name="T13" style:family="text">
      <style:text-properties fo:font-style="normal" officeooo:rsid="002eb437" style:font-style-asian="normal" style:font-style-complex="normal"/>
    </style:style>
    <style:style style:name="T14" style:family="text">
      <style:text-properties fo:font-style="normal" officeooo:rsid="00313330" style:font-style-asian="normal" style:font-style-complex="normal"/>
    </style:style>
    <style:style style:name="T15" style:family="text">
      <style:text-properties fo:font-style="normal" officeooo:rsid="0031d453" style:font-style-asian="normal" style:font-style-complex="normal"/>
    </style:style>
    <style:style style:name="T16" style:family="text">
      <style:text-properties fo:font-style="normal" officeooo:rsid="0038e97a" style:font-style-asian="normal" style:font-style-complex="normal"/>
    </style:style>
    <style:style style:name="T17" style:family="text">
      <style:text-properties fo:font-style="normal" officeooo:rsid="003ea79e" style:font-style-asian="normal" style:font-style-complex="normal"/>
    </style:style>
    <style:style style:name="T18" style:family="text">
      <style:text-properties fo:font-style="normal" officeooo:rsid="0041111b" style:font-style-asian="normal" style:font-style-complex="normal"/>
    </style:style>
    <style:style style:name="T19" style:family="text">
      <style:text-properties fo:font-style="normal" officeooo:rsid="00429334" style:font-style-asian="normal" style:font-style-complex="normal"/>
    </style:style>
    <style:style style:name="T20" style:family="text">
      <style:text-properties fo:font-style="normal" officeooo:rsid="0043a535" style:font-style-asian="normal" style:font-style-complex="normal"/>
    </style:style>
    <style:style style:name="T21" style:family="text">
      <style:text-properties fo:font-style="normal" officeooo:rsid="0043bb7e" style:font-style-asian="normal" style:font-style-complex="normal"/>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font-style="normal" fo:font-weight="bold" officeooo:rsid="0031d453" style:font-style-asian="normal" style:font-weight-asian="bold" style:font-style-complex="normal" style:font-weight-complex="bold"/>
    </style:style>
    <style:style style:name="T24" style:family="text">
      <style:text-properties officeooo:rsid="00382b2b"/>
    </style:style>
    <style:style style:name="T25" style:family="text">
      <style:text-properties officeooo:rsid="0047dff5"/>
    </style:style>
    <style:style style:name="T26" style:family="text">
      <style:text-properties officeooo:rsid="004e65dc"/>
    </style:style>
    <style:style style:name="T27" style:family="text">
      <style:text-properties officeooo:rsid="0051e4d5"/>
    </style:style>
    <style:style style:name="T28" style:family="text">
      <style:text-properties officeooo:rsid="0057300f"/>
    </style:style>
    <style:style style:name="T29" style:family="text">
      <style:text-properties officeooo:rsid="005981d3"/>
    </style:style>
    <style:style style:name="T30" style:family="text">
      <style:text-properties officeooo:rsid="005dcf18"/>
    </style:style>
    <style:style style:name="T31" style:family="text">
      <style:text-properties officeooo:rsid="0060c46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Abstract</text:p>
      <text:p text:style-name="P37"/>
      <text:p text:style-name="P35">In this paper I analyze the performance of three standard Linux schedulers, the FIFO scheduler, the real time scheduler, and the completely fair scheduler. <text:span text:style-name="T31">I used three C programs to evaluate each of these schedulers over varying conditions, including during intensive IO and CPU operations. By charting my results to help visualize the performance of each scheduler, I am able to conclude that the standard Linux completely fair scheduler is the best scheduler for most situations.</text:span></text:p>
      <text:p text:style-name="P1"/>
      <text:p text:style-name="P1">Introduction</text:p>
      <text:p text:style-name="P1"/>
      <text:p text:style-name="P3">Operating system schedulers are systems that are unseen, but they play a huge role in every day life, helping run our everyday computers so they don’t appear to freeze, preventing fatal scheduling bugs in our financial systems, even ensuring that life-critical systems on aircraft continue functioning. <text:span text:style-name="T1">Different operating schedulers perform differently depending on the operations they are scheduling. I will start by designing an experiment to evaluate three different schedulers, the standard Linux completely fair scheduler, real time scheduler, and the naive first in first out scheduler. Testing the schedulers under varying processor utilizations, priorities of children, and IO vs CPU operations, I ran extensive tests of the performance of each scheduler. I then evaluate these systems on their performance using standard benchmarks, including how much system, user, and real time they take on the processor. Lastly, I compare the systems to each other, analyzing their advantages/disadvantages in any given situation. </text:span></text:p>
      <text:p text:style-name="P3"/>
      <text:p text:style-name="P2">Experimental <text:span text:style-name="T24">Setup</text:span></text:p>
      <text:p text:style-name="P2"/>
      <text:p text:style-name="P4">To properly evaluate the performance of operating schedulers, it is important to have a proper experimental design that minimizes outside factors including other processes that might produce uneven results <text:span text:style-name="T2">over time. For standardization purposes, I performed this experiment on a Dell Inspiron 5520 with a 4-core Intel i7 processor, 8GB (DDR3) of memory, and upgraded Samsung SSD (read/write up to 520mb/sec). At the time of the experiment, the machine was also running a Deep-Q learning program that had been running for days. The Deep-Q Learning program was consistently using approximately 500MB of RAM along with 25% Processor utilization. After multiple runs of the test program, I was able to determine that this program had no noticeable effect on the results of the experiment. </text:span></text:p>
      <text:p text:style-name="P4"/>
      <text:p text:style-name="P5">To test the performance of each scheduler, I wrote three different c programs, one to test the schedulers under CPU intensive tasks, one to test the schedulers under IO intensive task, and one to test both at the same time. <text:span text:style-name="T3">Each of these C programs had different arguments that could test different configurations; the CPU program was statistically calculating pi and could specify the number of children and iterations of the pi calculator, along with scheduling policy and if priority should be varied between children; the IO program was writing and reading a file and could specify number of processes, policy, if priority should be varied, transfer size, and block size; the mixed program calculated pi before doing read/write operations and it could specify number of children, policy, varied process priority, transfer size, block size, and iterations. Usage for each of the three programs is described below:</text:span></text:p>
      <text:p text:style-name="P5"/>
      <text:p text:style-name="P6">./pi-sched &lt;children&gt; &lt;iterations&gt; &lt;policy&gt; &lt;vary priority&gt;</text:p>
      <text:p text:style-name="P6">./rw-sched &lt;number of processes&gt; &lt;policy&gt; &lt;vary priority&gt; &lt;transfer size&gt; &lt;block size&gt;</text:p>
      <text:p text:style-name="P6">./mixed-sched &lt;number of processes&gt; &lt;policy&gt; &lt;vary priority&gt; &lt;transfer size&gt; &lt;block size&gt; &lt;iterations&gt;</text:p>
      <text:p text:style-name="P6"/>
      <text:p text:style-name="P7"><text:soft-page-break/>Each of the programs forks the number of processes specified and does the IO or CPU intensive operations. <text:span text:style-name="T4">I used the c resource library’s getrusage() command to get relevant user and system time usages for the children processes. Separately I used the time library’s clockgettime() command to get real time data for how long each run took to execute. For the programs that involved reading and writing, it was important that each child process had its own set of input and output files to work with, because if they were all reading and writing to the same file, there would be a clear bottleneck that would skew our experiments results. Before I started the timers, I wrote data from /dev/random to separate input files for each process. It was this process that made using time </text:span><text:span text:style-name="T5">time </text:span><text:span text:style-name="T7">utility unpractical for the experiment. The </text:span><text:span text:style-name="T5">time</text:span><text:span text:style-name="T7"> utility would have included these operations in its calculation, and in order to get accurate results for the experiment it was important to only time the child processes.</text:span></text:p>
      <text:p text:style-name="P11"/>
      <text:p text:style-name="P8"><text:span text:style-name="T7">T</text:span><text:span text:style-name="T6">o get consistent results for the CPU and IO intensive operations, I picked fixed values for iterations, transfer size, and block size. </text:span><text:span text:style-name="T8">For the the number of iterations to calculate Pi, I fixed the value at 10 million iterations. For the IO operations, I picked a fixed transfer size of 1KB (1024 Bytes) with an 8 Byte block size. </text:span></text:p>
      <text:p text:style-name="P12"/>
      <text:p text:style-name="P9"><text:span text:style-name="T9">T</text:span><text:span text:style-name="T6">o get a wide range of results, I wrote a bash script that ran each of the three programs 18 times. </text:span><text:span text:style-name="T10">This amounted to 54 test cases. </text:span><text:span text:style-name="T11">For each program, </text:span><text:span text:style-name="T12">I tested each scheduler over varying priorities and number of child processes. Each scheduler was tested over three cases, when it had 5 children, 50 children, and 500 children, without varying priority. Then, the same tests were repeated, except this time priority was varied. </text:span><text:span text:style-name="T13">To make it easier to analyze, each of the test programs outputted its configuration along with results in the standard CSV format, making it easy to process the data in a standard Google </text:span><text:span text:style-name="T14">S</text:span><text:span text:style-name="T13">heet.</text:span></text:p>
      <text:p text:style-name="P13"/>
      <text:p text:style-name="P33"><text:span text:style-name="T23">R</text:span><text:span text:style-name="T22">esults</text:span></text:p>
      <text:p text:style-name="P33"><text:span text:style-name="T22"/></text:p>
      <text:p text:style-name="P34"><text:span text:style-name="T6">When analyzing the results of my experiments, it was important to recognize the metrics that best evaluated the performance of each scheduler. </text:span><text:span text:style-name="T18">I chose to use “real time” as my main metric of evaluation, along with real time per process, calculated after the experiment. </text:span><text:span text:style-name="T19">In my analysis, I will look some at the effects CPU or IO has on system and user time, but the focus wi</text:span><text:span text:style-name="T20">ll be on the real time metrics. </text:span></text:p>
      <text:p text:style-name="P14"/>
      <text:p text:style-name="P10"><text:span text:style-name="T15">C</text:span><text:span text:style-name="T6">PU Task</text:span></text:p>
      <text:p text:style-name="P15"/>
      <text:p text:style-name="P30"><text:span text:style-name="T6">To assess the performance of the different schedulers against each other, I took the data collected and graphed it using bar graphs, once with varied priorities, and then again without varied priorities. </text:span><text:span text:style-name="T16">I used the trial with 500 processes for each so that the distinction would be more clear:</text:span></text:p>
      <text:p text:style-name="P30"><text:span text:style-name="T16"/></text:p>
      <text:p text:style-name="P31"><text:span text:style-name="T16">I </text:span><text:span text:style-name="T6">then did the same with varied priorities. Notice for later that SCHED_OTHER has a significantly faster running time than the other two which got marginally slower. </text:span><text:span text:style-name="T17">For reference, it has a time per process of only 0.012 seconds </text:span><text:span text:style-name="T21">which was the fastest of any of the trials</text:span><text:span text:style-name="T17">:</text:span><text:span text:style-name="T6"> </text:span></text:p>
      <text:p text:style-name="P31"><text:span text:style-name="T6"/></text:p>
      <text:p text:style-name="P32"><text:span text:style-name="T6">Because the completely fair scheduler had such remarkable performance, I decided to dive a bit deeper and plot a line graph of the Time per Process vs. Number of Processes. This was the result:</text:span></text:p>
      <text:p text:style-name="P16"/>
      <text:p text:style-name="P15"/>
      <text:p text:style-name="P28">IO Task</text:p>
      <text:p text:style-name="P17"/>
      <text:p text:style-name="P18"><text:soft-page-break/>To allow for accurate comparisons, I graphed the same trials as the CPU task section. Again, I graphed it using bar graphs, once with varied priorities and once without varied priorities, using 500 processes.</text:p>
      <text:p text:style-name="P18"/>
      <text:p text:style-name="P19">I then did the same for varied priorities, <text:span text:style-name="T25">plotting the running times for the 500 process trials on a bar graph. Notice the continued pattern of the completely fair scheduler maintaining its speed even as the number of processes increases by an order of magnitude.</text:span></text:p>
      <text:p text:style-name="P19"/>
      <text:p text:style-name="P20">Another thing to notice with the IO processes is that the trials that had fewer processes often times took longer than the trials that had more. I also included this <text:span text:style-name="T27">histogram</text:span>. </text:p>
      <text:p text:style-name="P19"/>
      <text:p text:style-name="P19"/>
      <text:p text:style-name="P28">Mixed Tasks</text:p>
      <text:p text:style-name="P21">I produced the same graphs for the mixed tasks. The results were very similar to what would be expected from adding the IO and CPU tasks together. <text:span text:style-name="T26">All of the data for my results section is listed in Appendix A. </text:span></text:p>
      <text:p text:style-name="P21"/>
      <text:p text:style-name="P26">Analysis</text:p>
      <text:p text:style-name="P26"/>
      <text:p text:style-name="P22">The naive first in first out scheduler was almost always the slowest except when I varied priorities in the trials that involved IO operations, causing the real time scheduler to slow down. This was likely the result of having to initiate and prioritize new IO operations, interrupting the current process. <text:span text:style-name="T28">It also makes sense because I started the low priority processes first, meaning they would be more likely to be interrupted. </text:span><text:s/></text:p>
      <text:p text:style-name="P22"/>
      <text:p text:style-name="P23">For all of the trials with memory accesses, the trials with 5 processes had significantly slower time of completion per child process. I’m guessing this was the result of the slowness of memory access. The CPU and DMA unit can coordinate to fetch a lot of the memory at once, but that fetch time is slow, making the trials with a higher number of processes faster per process.</text:p>
      <text:p text:style-name="P23"/>
      <text:p text:style-name="P24">Not mentioned in the results but relevant to our conclusion, was the fact that the IO processes took more system time and the CPU process took more user time. IO processes have to make more systems calls, meaning the machine will spend more time in kernel mode. CPU processes have to spend more time executing code in user mode, driving their user time up.</text:p>
      <text:p text:style-name="P29"/>
      <text:p text:style-name="P22">Throughout all of the trials, a clear trend emerged that the standard Linux kernel completely fair scheduler with varying priority was the best of all the different schedulers. <text:span text:style-name="T29">In many cases, it was orders of magnitude faster than the other methods, making it the obvious scheduler of choice for many general applications. The reason it is so fast is most likely due to both its efficacy as a scheduling method as well as the fact that developers likely spent much more time implementing and testing, causing the performance to increase. </text:span></text:p>
      <text:p text:style-name="P22"/>
      <text:p text:style-name="P27">Conclusion</text:p>
      <text:p text:style-name="P15"/>
      <text:p text:style-name="P25">Operating system schedulers play a crucial role in running the computer systems we rely on every day. <text:span text:style-name="T30">I have analyzed the performance of three Linux schedulers and determined that the standard Linux completely fair scheduler is optimal for nearly all general purpose tasks such as for standard servers and laptops. That isn’t to say that there aren’t situation where the other schedulers could be useful. For example, the Linux real time scheduler, if being used to control life-critical systems, could be the scheduler of choice. </text:span></text:p>
      <text:p text:style-name="P1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3T07:23:59.947866259</meta:creation-date>
    <dc:date>2016-12-03T17:34:50.002658063</dc:date>
    <meta:editing-duration>PT7H58M8S</meta:editing-duration>
    <meta:editing-cycles>75</meta:editing-cycles>
    <meta:generator>LibreOffice/5.1.4.2$Linux_X86_64 LibreOffice_project/10m0$Build-2</meta:generator>
    <meta:document-statistic meta:table-count="0" meta:image-count="0" meta:object-count="0" meta:page-count="4" meta:paragraph-count="32" meta:word-count="1609" meta:character-count="9763" meta:non-whitespace-character-count="8175"/>
  </office:meta>
</office:document-meta>
</file>